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0dac94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2" office:value-type="string">
            <text:p text:style-name="P6"><text:placeholder text:placeholder-type="text" text:description="Tarifa Suministro">&lt;tupla[7]&gt;</text:placeholder></text:p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0:51:16.423589419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0:39:13.539797322</dc:date>
    <meta:editing-duration>P2DT6H36M24S</meta:editing-duration>
    <meta:editing-cycles>80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30" meta:word-count="54" meta:character-count="493" meta:non-whitespace-character-count="465"/>
  </office:meta>
</office:document-meta>
</file>